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" svg:font-family="Time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Times" fo:font-size="14pt" fo:font-style="italic" fo:font-weight="bold" officeooo:paragraph-rsid="001e34c4"/>
    </style:style>
    <style:style style:name="P2" style:family="paragraph" style:parent-style-name="Standard">
      <style:text-properties style:font-name="Times" fo:font-size="14pt" fo:font-style="italic" officeooo:rsid="002054fd" officeooo:paragraph-rsid="002054fd" style:font-style-asian="italic" style:font-style-complex="italic"/>
    </style:style>
    <style:style style:name="P3" style:family="paragraph" style:parent-style-name="Standard">
      <style:text-properties style:font-name="Times" fo:font-size="14pt" fo:font-weight="bold" officeooo:paragraph-rsid="001e34c4"/>
    </style:style>
    <style:style style:name="P4" style:family="paragraph" style:parent-style-name="Standard">
      <style:text-properties style:font-name="Times" fo:font-size="14pt" fo:font-weight="bold" officeooo:paragraph-rsid="001ed38f"/>
    </style:style>
    <style:style style:name="P5" style:family="paragraph" style:parent-style-name="Standard">
      <style:text-properties style:font-name="Times" fo:font-size="14pt" fo:font-weight="bold" officeooo:rsid="002054fd" officeooo:paragraph-rsid="002054fd" style:font-weight-asian="bold" style:font-weight-complex="bold"/>
    </style:style>
    <style:style style:name="P6" style:family="paragraph" style:parent-style-name="Standard">
      <style:text-properties style:font-name="Times" fo:font-size="14pt" fo:font-weight="bold" officeooo:rsid="002054fd" officeooo:paragraph-rsid="0021adcc" style:font-weight-asian="bold" style:font-weight-complex="bold"/>
    </style:style>
    <style:style style:name="P7" style:family="paragraph" style:parent-style-name="Standard">
      <style:text-properties style:font-name="Times" fo:font-size="14pt" fo:font-weight="bold" officeooo:rsid="0021b7ae" officeooo:paragraph-rsid="0021b7ae" style:font-weight-asian="bold" style:font-weight-complex="bold"/>
    </style:style>
    <style:style style:name="P8" style:family="paragraph" style:parent-style-name="Standard">
      <style:text-properties style:font-name="Times" fo:font-size="14pt" fo:font-weight="bold" officeooo:rsid="0021d326" officeooo:paragraph-rsid="0021d326" style:font-weight-asian="bold" style:font-weight-complex="bold"/>
    </style:style>
    <style:style style:name="P9" style:family="paragraph" style:parent-style-name="Standard">
      <style:text-properties style:font-name="Times" fo:font-size="14pt" fo:font-style="normal" fo:font-weight="normal" officeooo:paragraph-rsid="001e34c4" style:font-style-asian="normal" style:font-weight-asian="normal" style:font-style-complex="normal" style:font-weight-complex="normal"/>
    </style:style>
    <style:style style:name="P10" style:family="paragraph" style:parent-style-name="Standard">
      <style:text-properties style:font-name="Times" fo:font-size="14pt" officeooo:paragraph-rsid="001e34c4"/>
    </style:style>
    <style:style style:name="P11" style:family="paragraph" style:parent-style-name="Standard">
      <style:text-properties style:font-name="Times" fo:font-size="14pt" officeooo:paragraph-rsid="0021adcc"/>
    </style:style>
    <style:style style:name="P12" style:family="paragraph" style:parent-style-name="Standard">
      <style:paragraph-properties fo:text-align="center" style:justify-single-word="false"/>
      <style:text-properties style:font-name="Times" fo:font-size="18pt" fo:font-weight="bold" officeooo:paragraph-rsid="001e34c4"/>
    </style:style>
    <style:style style:name="P13" style:family="paragraph" style:parent-style-name="Standard">
      <style:paragraph-properties fo:text-align="center" style:justify-single-word="false"/>
      <style:text-properties style:font-name="Times" fo:font-size="18pt" officeooo:paragraph-rsid="001e34c4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21adc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Questions Focus Group (t=1semaine)</text:p>
      <text:p text:style-name="P13"/>
      <text:p text:style-name="P1">1) Quel texte vous a le plus marqué ?</text:p>
      <text:p text:style-name="P10"/>
      <text:p text:style-name="P10">A posteriori, seul le premier m’a marqué mais probablement parce qu’il était plus merveilleux</text:p>
      <text:p text:style-name="P10"/>
      <text:p text:style-name="P1">2) Vous voyez-vous lire avec ce dispositif ?</text:p>
      <text:p text:style-name="P10"/>
      <text:p text:style-name="P10">Oui carrément</text:p>
      <text:p text:style-name="P10"/>
      <text:p text:style-name="P1">3) Comment pouvez-vous décrire l’expérience que vous avez vécu ?</text:p>
      <text:p text:style-name="P10"/>
      <text:p text:style-name="P10">Euh là je sais pas </text:p>
      <text:p text:style-name="P10"/>
      <text:p text:style-name="P3">4) Qu’est ce que Harry Potter a reçu pour noël et par qui ? (texte 1)</text:p>
      <text:p text:style-name="P4"/>
      <text:p text:style-name="P9">-Une cape d’invisibilité de la part de Dumbledore</text:p>
      <text:p text:style-name="P10"/>
      <text:p text:style-name="P2"><text:span text:style-name="T1">Total : 1 point</text:span> </text:p>
      <text:p text:style-name="P10"/>
      <text:p text:style-name="P3">5) Avec qui est Harry Potter ? (texte 1)</text:p>
      <text:p text:style-name="P10"/>
      <text:p text:style-name="P10">Ron Weasley</text:p>
      <text:p text:style-name="P10"/>
      <text:p text:style-name="P5">Total : 1 point</text:p>
      <text:p text:style-name="P5"/>
      <text:p text:style-name="P5"/>
      <text:p text:style-name="P10"/>
      <text:p text:style-name="P3">6) Qu’est ce que Harry Potter a reçu pour noël et par qui ? (texte 2)</text:p>
      <text:p text:style-name="P10"/>
      <text:p text:style-name="P10">Je crois que c’est un pull moche de la part de la mère de Ron</text:p>
      <text:p text:style-name="P10"/>
      <text:p text:style-name="P5">Total : 0.5 point</text:p>
      <text:p text:style-name="P10"/>
      <text:p text:style-name="P10"/>
      <text:p text:style-name="P3">7) Avec qui est Harry lors de l’ouverture des cadeaux ? (texte 2)</text:p>
      <text:p text:style-name="P10"><text:soft-page-break/></text:p>
      <text:p text:style-name="P10">Avec Ron et Hermione</text:p>
      <text:p text:style-name="P10"/>
      <text:p text:style-name="P6">Total : <text:span text:style-name="T2">2</text:span> point<text:span text:style-name="T2">s</text:span></text:p>
      <text:p text:style-name="P11"/>
      <text:p text:style-name="P10"/>
      <text:p text:style-name="P3">8) Que prévoient de faire Harry, Ron et Hermione? (texte 2)</text:p>
      <text:p text:style-name="P10"/>
      <text:p text:style-name="P10">faire une potion non?</text:p>
      <text:p text:style-name="P10"/>
      <text:p text:style-name="P7">Total : 1 point</text:p>
      <text:p text:style-name="P7"/>
      <text:p text:style-name="P10"/>
      <text:p text:style-name="P3">9) Comment se fait réveiller Harry et par qui ? (texte 3)</text:p>
      <text:p text:style-name="P10"/>
      <text:p text:style-name="P10">On le réveille brutalement, c est Ron qui lui dit que c’est Noël</text:p>
      <text:p text:style-name="P10"/>
      <text:p text:style-name="P8">Total : 2 points</text:p>
      <text:p text:style-name="P8"/>
      <text:p text:style-name="P10"/>
      <text:p text:style-name="P3">10) <text:s/>Qu’est ce que Harry Potter a reçu pour noël et de qui <text:s/>? (texte 3)</text:p>
      <text:p text:style-name="P10"/>
      <text:p text:style-name="P10">Un pull</text:p>
      <text:p text:style-name="P10"/>
      <text:p text:style-name="P8">Total : 0 point</text:p>
      <text:p text:style-name="P8"/>
      <text:p text:style-name="P10"/>
      <text:p text:style-name="P3">11) Avec qui est Harry ? Comment ont réagi ces personnes s’il y en a ? (texte 3)</text:p>
      <text:p text:style-name="P10"/>
      <text:p text:style-name="P10">Ron a reçu un pull moche et il est triste.</text:p>
      <text:p text:style-name="P10"/>
      <text:p text:style-name="P8">Total : 1 point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" svg:font-family="Time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4T14:41:17.236731897</meta:creation-date>
    <dc:date>2019-04-24T15:18:49.509218541</dc:date>
    <meta:editing-duration>PT37M29S</meta:editing-duration>
    <meta:editing-cycles>7</meta:editing-cycles>
    <meta:generator>LibreOffice/5.1.6.2$Linux_X86_64 LibreOffice_project/10m0$Build-2</meta:generator>
    <meta:document-statistic meta:table-count="0" meta:image-count="0" meta:object-count="0" meta:page-count="2" meta:paragraph-count="31" meta:word-count="253" meta:character-count="1214" meta:non-whitespace-character-count="988"/>
  </office:meta>
</office:document-meta>
</file>